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80mm" svg:height="70mm" svg:x="120mm" svg:y="0mm">
            <loext:p draw:notify-on-update-of-ranges="Лист1.A1:Лист1.A1 Лист1.A2:Лист1.A11 Лист1.C1:Лист1.C1 Лист1.C2:Лист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70mm" svg:x="120mm" svg:y="72.8mm">
            <loext:p draw:notify-on-update-of-ranges="Лист1.A1:Лист1.A1 Лист1.A2:Лист1.A11 Лист1.B1:Лист1.B1 Лист1.B2:Лист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Кол-во деталей</text:p>
          </table:table-cell>
          <table:table-cell office:value-type="string" calcext:value-type="string">
            <text:p>алгоритм Джонсона</text:p>
          </table:table-cell>
          <table:table-cell office:value-type="string" calcext:value-type="string">
            <text:p>метод перебор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04" calcext:value-type="float">
            <text:p>0,000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546" calcext:value-type="float">
            <text:p>0,000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4207" calcext:value-type="float">
            <text:p>0,004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30312" calcext:value-type="float">
            <text:p>0,030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116117" calcext:value-type="float">
            <text:p>0,116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1.022674" calcext:value-type="float">
            <text:p>1,0226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12.90315" calcext:value-type="float">
            <text:p>12,903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171.671506" calcext:value-type="float">
            <text:p>171,671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0:39:37.471566039</meta:creation-date>
    <dc:date>2018-04-01T20:49:15.763648926</dc:date>
    <meta:editing-duration>PT9M38S</meta:editing-duration>
    <meta:editing-cycles>1</meta:editing-cycles>
    <meta:document-statistic meta:table-count="1" meta:cell-count="3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7.001cm" xlink:href=".." xlink:type="simple" chart:class="chart:scatter" chart:style-name="ch1">
        <chart:legend chart:legend-position="end" svg:x="14.196cm" svg:y="3.201cm" style:legend-expansion="high" chart:style-name="ch2"/>
        <chart:plot-area chart:style-name="ch3" table:cell-range-address="Лист1.A1:Лист1.A11 Лист1.C1:Лист1.C11" chart:data-source-has-labels="row" svg:x="0.36cm" svg:y="0.14cm" svg:width="13.476cm" svg:height="6.721cm">
          <chartooo:coordinate-region svg:x="0.981cm" svg:y="0.339cm" svg:width="12.482cm" svg:height="5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1" chart:label-cell-address="Лист1.C1:Лист1.C1" chart:class="chart:scatter">
            <chart:domain table:cell-range-address="Лист1.A2:Лист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метод перебора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1</svg:desc>
                </draw:g>
              </table:table-cell>
              <table:table-cell office:value-type="float" office:value="0.000014">
                <text:p>0.000014</text:p>
                <draw:g>
                  <svg:desc>Лист1.C2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4207">
                <text:p>0.004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30312">
                <text:p>0.030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116117">
                <text:p>0.116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22674">
                <text:p>1.022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.90315">
                <text:p>12.90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1.671506">
                <text:p>171.67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minimum="0" chart:maximum="0.000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01cm" svg:height="7.001cm" xlink:href=".." xlink:type="simple" chart:class="chart:scatter" chart:style-name="ch1">
        <chart:legend chart:legend-position="end" svg:x="13.508cm" svg:y="3.201cm" style:legend-expansion="high" chart:style-name="ch2"/>
        <chart:plot-area chart:style-name="ch3" table:cell-range-address="Лист1.A1:Лист1.B11" chart:data-source-has-labels="row" svg:x="0.36cm" svg:y="0.14cm" svg:width="12.788cm" svg:height="6.721cm">
          <chartooo:coordinate-region svg:x="2.093cm" svg:y="0.339cm" svg:width="10.868cm" svg:height="5.8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1" chart:label-cell-address="Лист1.B1:Лист1.B1" chart:class="chart:scatter">
            <chart:domain table:cell-range-address="Лист1.A2:Лист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Джонсона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1</svg:desc>
                </draw:g>
              </table:table-cell>
              <table:table-cell office:value-type="float" office:value="0.000013">
                <text:p>0.000013</text:p>
                <draw:g>
                  <svg:desc>Лист1.B2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021">
                <text:p>0.000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